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6.5729in" fo:margin-left="0in" fo:margin-top="0in" fo:margin-bottom="0in" style:page-number="1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3.2715in"/>
    </style:style>
    <style:style style:name="Table1.D" style:family="table-column">
      <style:table-column-properties style:column-width="1.885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3813in" fo:keep-together="auto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92in" fo:margin-left="0.0132in" fo:margin-top="0in" fo:margin-bottom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0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12" style:family="table-row">
      <style:table-row-properties style:min-row-height="0.3736in" fo:keep-together="auto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3403in"/>
    </style:style>
    <style:style style:name="Table6.C" style:family="table-column">
      <style:table-column-properties style:column-width="2.868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C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C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Table6.C8" style:family="table-cell">
      <style:table-cell-properties fo:padding-left="0.0785in" fo:padding-right="0.075in" fo:padding-top="0in" fo:padding-bottom="0in" fo:border="0.5pt solid #000000"/>
    </style:style>
    <style:style style:name="Table6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C9" style:family="table-cell">
      <style:table-cell-properties fo:padding-left="0.0785in" fo:padding-right="0.075in" fo:padding-top="0in" fo:padding-bottom="0in" fo:border="0.5pt solid #000000"/>
    </style:style>
    <style:style style:name="Table6.10" style:family="table-row">
      <style:table-row-properties style:min-row-height="0.5021in" fo:keep-together="auto"/>
    </style:style>
    <style:style style:name="Table6.A10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1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2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3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4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5" style:family="table-cell">
      <style:table-cell-properties fo:padding-left="0.0785in" fo:padding-right="0.075in" fo:padding-top="0in" fo:padding-bottom="0in" fo:border="0.5pt solid #000000"/>
    </style:style>
    <style:style style:name="Table6.C15" style:family="table-cell">
      <style:table-cell-properties fo:padding-left="0.0785in" fo:padding-right="0.075in" fo:padding-top="0in" fo:padding-bottom="0in" fo:border="0.5pt solid #000000"/>
    </style:style>
    <style:style style:name="Table6.A1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6" style:family="table-cell">
      <style:table-cell-properties fo:padding-left="0.0785in" fo:padding-right="0.075in" fo:padding-top="0in" fo:padding-bottom="0in" fo:border="0.5pt solid #000000"/>
    </style:style>
    <style:style style:name="Table6.C1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3" style:font-name-complex="Arial3"/>
    </style:style>
    <style:style style:name="P5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Arial" style:font-name-asian="Arial3" style:font-name-complex="Arial3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8" style:family="paragraph" style:parent-style-name="Standard">
      <style:paragraph-properties fo:padding="0in" fo:border="none"/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9" style:family="paragraph" style:parent-style-name="Standard">
      <style:paragraph-properties fo:padding="0in" fo:border="none"/>
      <style:text-properties style:font-name="Arial" style:font-name-asian="Arial3" style:font-name-complex="Arial3"/>
    </style:style>
    <style:style style:name="P10" style:family="paragraph" style:parent-style-name="Standard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11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1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/>
    </style:style>
    <style:style style:name="P1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eb8" officeooo:paragraph-rsid="001aeeb8" style:font-name-asian="Arial3" style:font-style-asian="italic" style:font-name-complex="Arial3"/>
    </style:style>
    <style:style style:name="P1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2c49" officeooo:paragraph-rsid="001c2c49" style:font-name-asian="Arial3" style:font-style-asian="italic" style:font-name-complex="Arial3"/>
    </style:style>
    <style:style style:name="P1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6e66" officeooo:paragraph-rsid="001c6e66" style:font-name-asian="Arial3" style:font-style-asian="italic" style:font-name-complex="Arial3"/>
    </style:style>
    <style:style style:name="P16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17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style:font-name-asian="Arial3" style:font-style-asian="normal" style:font-name-complex="Arial3" style:font-style-complex="normal"/>
    </style:style>
    <style:style style:name="P18" style:family="paragraph" style:parent-style-name="Standard">
      <style:paragraph-properties fo:margin-top="0in" fo:margin-bottom="0.1665in" loext:contextual-spacing="false" fo:line-height="100%" fo:padding="0in" fo:border="none"/>
      <style:text-properties fo:font-size="11pt" officeooo:paragraph-rsid="001c6e66" style:font-size-asian="11pt" style:font-size-complex="11pt"/>
    </style:style>
    <style:style style:name="P19" style:family="paragraph" style:parent-style-name="Standard">
      <style:paragraph-properties fo:margin-top="0in" fo:margin-bottom="0.1665in" loext:contextual-spacing="false" fo:line-height="100%" fo:padding="0in" fo:border="none"/>
      <style:text-properties fo:font-style="normal" style:font-style-asian="normal" style:font-style-complex="normal"/>
    </style:style>
    <style:style style:name="P20" style:family="paragraph" style:parent-style-name="Standard">
      <style:text-properties style:font-name="Arial" fo:font-size="12pt" style:font-name-asian="Arial3" style:font-size-asian="12pt" style:font-name-complex="Arial3" style:font-size-complex="12pt"/>
    </style:style>
    <style:style style:name="P21" style:family="paragraph" style:parent-style-name="Standard"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22" style:family="paragraph" style:parent-style-name="Standard">
      <style:paragraph-properties fo:margin-left="0in" fo:margin-right="0.5161in" fo:text-indent="0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23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24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/>
    </style:style>
    <style:style style:name="P2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normal" style:font-name-asian="Arial3" style:font-style-asian="normal" style:font-name-complex="Arial3" style:font-style-complex="normal"/>
    </style:style>
    <style:style style:name="P26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187d8a" style:font-name-asian="Arial3" style:font-style-asian="italic" style:font-name-complex="Arial3"/>
    </style:style>
    <style:style style:name="P27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P28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fo:font-size="12pt" officeooo:paragraph-rsid="00182b40" style:font-size-asian="12pt" style:font-size-complex="12pt"/>
    </style:style>
    <style:style style:name="P29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</style:style>
    <style:style style:name="P30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officeooo:paragraph-rsid="001561e2"/>
    </style:style>
    <style:style style:name="P31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fo:font-weight="bold" officeooo:rsid="001561e2" officeooo:paragraph-rsid="001561e2" style:font-name-asian="Arial3" style:font-size-asian="12pt" style:font-weight-asian="bold" style:font-name-complex="Arial3" style:font-size-complex="12pt" style:font-weight-complex="bold"/>
    </style:style>
    <style:style style:name="P32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33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34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35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style:font-name="Arial" fo:font-size="12pt" officeooo:paragraph-rsid="00182b40" style:font-name-asian="Arial3" style:font-size-asian="12pt" style:font-name-complex="Arial3" style:font-size-complex="12pt"/>
    </style:style>
    <style:style style:name="P36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37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38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272b0" officeooo:paragraph-rsid="002272b0" style:font-name-asian="Arial3" style:font-weight-asian="bold" style:font-name-complex="Arial3"/>
    </style:style>
    <style:style style:name="P39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40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41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42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017b4" officeooo:paragraph-rsid="002017b4" style:font-name-asian="Arial3" style:font-weight-asian="bold" style:font-name-complex="Arial3"/>
    </style:style>
    <style:style style:name="P43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559ec" officeooo:paragraph-rsid="002559ec" style:font-name-asian="Arial3" style:font-weight-asian="bold" style:font-name-complex="Arial3"/>
    </style:style>
    <style:style style:name="P44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 style:font-style-complex="italic"/>
    </style:style>
    <style:style style:name="P45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name-complex="Arial3" style:font-size-complex="11pt"/>
    </style:style>
    <style:style style:name="P46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aeeb8" style:text-blinking="false" fo:background-color="transparent" style:font-name-asian="Arial3" style:font-size-asian="11pt" style:font-name-complex="Arial3" style:font-size-complex="11pt"/>
    </style:style>
    <style:style style:name="P47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48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49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50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51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eb8" officeooo:paragraph-rsid="001aeeb8" style:font-name-asian="Arial3" style:font-style-asian="italic" style:font-name-complex="Arial3"/>
    </style:style>
    <style:style style:name="P5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e4698" officeooo:paragraph-rsid="001e4698" style:font-name-asian="Arial3" style:font-style-asian="italic" style:font-name-complex="Arial3"/>
    </style:style>
    <style:style style:name="P5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272b38" officeooo:paragraph-rsid="00272b38" style:font-name-asian="Arial3" style:font-style-asian="italic" style:font-name-complex="Arial3"/>
    </style:style>
    <style:style style:name="P5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officeooo:paragraph-rsid="001e6f49" style:font-name-asian="Arial3" style:font-style-asian="normal" style:font-name-complex="Arial3" style:font-style-complex="normal"/>
    </style:style>
    <style:style style:name="P5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272b0" officeooo:paragraph-rsid="002272b0" style:font-name-asian="Arial3" style:font-name-complex="Arial3"/>
    </style:style>
    <style:style style:name="P56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57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aeeb8" officeooo:paragraph-rsid="001aeeb8" style:font-name-asian="Arial3" style:font-weight-asian="bold" style:font-name-complex="Arial3"/>
    </style:style>
    <style:style style:name="P58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59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60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61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62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style:font-name="Arial" fo:font-weight="bold" officeooo:rsid="001c6e66" officeooo:paragraph-rsid="001c6e66" style:font-name-asian="Arial3" style:font-weight-asian="bold" style:font-name-complex="Arial3"/>
    </style:style>
    <style:style style:name="P63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3" style:font-size-asian="11pt" style:font-style-asian="normal" style:font-name-complex="Arial3" style:font-size-complex="11pt" style:font-style-complex="normal"/>
    </style:style>
    <style:style style:name="P64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65" style:family="paragraph" style:parent-style-name="Standard">
      <style:paragraph-properties fo:padding="0in" fo:border="none"/>
      <style:text-properties style:font-name="Arial" style:font-name-asian="Arial3" style:font-name-complex="Arial3"/>
    </style:style>
    <style:style style:name="P66" style:family="paragraph" style:parent-style-name="Standard">
      <style:paragraph-properties fo:padding="0in" fo:border="none"/>
      <style:text-properties style:font-name="Arial" officeooo:rsid="002272b0" officeooo:paragraph-rsid="002272b0" style:font-name-asian="Arial3" style:font-name-complex="Arial3"/>
    </style:style>
    <style:style style:name="P67" style:family="paragraph" style:parent-style-name="Standard">
      <style:paragraph-properties fo:padding="0in" fo:border="none"/>
      <style:text-properties style:font-name="Arial" officeooo:rsid="0027c680" officeooo:paragraph-rsid="0027c680" style:font-name-asian="Arial3" style:font-name-complex="Arial3"/>
    </style:style>
    <style:style style:name="P68" style:family="paragraph" style:parent-style-name="Standard">
      <style:paragraph-properties fo:padding="0in" fo:border="none"/>
      <style:text-properties style:font-name="Arial" officeooo:rsid="0027c680" officeooo:paragraph-rsid="0028f2c9" style:font-name-asian="Arial3" style:font-name-complex="Arial3"/>
    </style:style>
    <style:style style:name="P69" style:family="paragraph" style:parent-style-name="Standard">
      <style:paragraph-properties fo:padding="0in" fo:border="none"/>
      <style:text-properties style:font-name="Arial" officeooo:rsid="00282b82" officeooo:paragraph-rsid="00282b82" style:font-name-asian="Arial3" style:font-name-complex="Arial3"/>
    </style:style>
    <style:style style:name="P70" style:family="paragraph" style:parent-style-name="Standard">
      <style:paragraph-properties fo:padding="0in" fo:border="none"/>
      <style:text-properties style:font-name="Arial" officeooo:rsid="00282b82" officeooo:paragraph-rsid="002a4390" style:font-name-asian="Arial3" style:font-name-complex="Arial3"/>
    </style:style>
    <style:style style:name="P71" style:family="paragraph" style:parent-style-name="Standard">
      <style:paragraph-properties fo:padding="0in" fo:border="none"/>
      <style:text-properties style:font-name="Arial" fo:font-style="normal" officeooo:rsid="00228353" officeooo:paragraph-rsid="00228353" style:font-name-asian="Arial3" style:font-style-asian="normal" style:font-name-complex="Arial3" style:font-style-complex="normal"/>
    </style:style>
    <style:style style:name="P72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73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74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272b38" style:font-name-asian="Arial3" style:font-style-asian="italic" style:font-name-complex="Arial3" style:font-style-complex="italic"/>
    </style:style>
    <style:style style:name="P7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76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 style:font-style-complex="italic"/>
    </style:style>
    <style:style style:name="P77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3" style:font-name-complex="Arial3"/>
    </style:style>
    <style:style style:name="T1" style:family="text">
      <style:text-properties fo:color="#000000"/>
    </style:style>
    <style:style style:name="T2" style:family="text">
      <style:text-properties fo:color="#000000" officeooo:rsid="002e51b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font-name="Arial" style:font-name-asian="Arial3" style:font-name-complex="Arial3"/>
    </style:style>
    <style:style style:name="T5" style:family="text">
      <style:text-properties style:font-name="Arial" officeooo:rsid="001561e2" style:font-name-asian="Arial3" style:font-name-complex="Arial3"/>
    </style:style>
    <style:style style:name="T6" style:family="text">
      <style:text-properties style:font-name="Arial" officeooo:rsid="00182b40" style:font-name-asian="Arial3" style:font-name-complex="Arial3"/>
    </style:style>
    <style:style style:name="T7" style:family="text">
      <style:text-properties style:font-name="Arial" officeooo:rsid="001a7d0f" style:font-name-asian="Arial3" style:font-name-complex="Arial3"/>
    </style:style>
    <style:style style:name="T8" style:family="text">
      <style:text-properties style:font-name="Arial" officeooo:rsid="001e6f49" style:font-name-asian="Arial3" style:font-name-complex="Arial3"/>
    </style:style>
    <style:style style:name="T9" style:family="text">
      <style:text-properties style:font-name="Arial" fo:font-size="12pt" style:font-name-asian="Arial3" style:font-size-asian="12pt" style:font-name-complex="Arial3" style:font-size-complex="12pt"/>
    </style:style>
    <style:style style:name="T10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11" style:family="text">
      <style:text-properties style:font-name="Arial" fo:font-size="12pt" fo:font-weight="bold" officeooo:rsid="001561e2" style:font-name-asian="Arial3" style:font-size-asian="12pt" style:font-weight-asian="bold" style:font-name-complex="Arial3" style:font-size-complex="12pt"/>
    </style:style>
    <style:style style:name="T12" style:family="text">
      <style:text-properties style:font-name="Arial" fo:font-style="italic" fo:font-weight="bold" style:font-name-asian="Arial3" style:font-style-asian="italic" style:font-weight-asian="bold" style:font-name-complex="Arial3"/>
    </style:style>
    <style:style style:name="T13" style:family="text">
      <style:text-properties style:font-name="Arial" fo:font-style="italic" style:font-name-asian="Arial3" style:font-style-asian="italic" style:font-name-complex="Arial3"/>
    </style:style>
    <style:style style:name="T14" style:family="text">
      <style:text-properties style:font-name="Arial" fo:font-style="italic" officeooo:rsid="00187d8a" style:font-name-asian="Arial3" style:font-style-asian="italic" style:font-name-complex="Arial3"/>
    </style:style>
    <style:style style:name="T15" style:family="text">
      <style:text-properties style:font-name="Arial" fo:font-style="italic" officeooo:rsid="0019d548" style:font-name-asian="Arial3" style:font-style-asian="italic" style:font-name-complex="Arial3"/>
    </style:style>
    <style:style style:name="T16" style:family="text">
      <style:text-properties style:font-name="Arial" fo:font-style="italic" officeooo:rsid="001a7d0f" style:font-name-asian="Arial3" style:font-style-asian="italic" style:font-name-complex="Arial3"/>
    </style:style>
    <style:style style:name="T17" style:family="text">
      <style:text-properties style:font-name="Arial" fo:font-weight="bold" officeooo:rsid="001561e2" style:font-name-asian="Arial3" style:font-weight-asian="bold" style:font-name-complex="Arial3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text-blinking="false" fo:background-color="transparent" loext:char-shading-value="0" style:font-name-asian="Arial3" style:font-name-complex="Arial3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1c6e66" style:text-blinking="false" fo:background-color="transparent" loext:char-shading-value="0" style:font-name-asian="Arial3" style:font-name-complex="Arial3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name-asian="Arial3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61e2" style:text-blinking="false" fo:background-color="transparent" loext:char-shading-value="0" style:font-name-asian="Arial3" style:font-name-complex="Arial3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a4390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2a4390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officeooo:rsid="00187d8a"/>
    </style:style>
    <style:style style:name="T33" style:family="text">
      <style:text-properties officeooo:rsid="001e4698"/>
    </style:style>
    <style:style style:name="T34" style:family="text">
      <style:text-properties officeooo:rsid="001e6f49"/>
    </style:style>
    <style:style style:name="T35" style:family="text">
      <style:text-properties officeooo:rsid="002017b4"/>
    </style:style>
    <style:style style:name="T36" style:family="text">
      <style:text-properties officeooo:rsid="002272b0"/>
    </style:style>
    <style:style style:name="T37" style:family="text">
      <style:text-properties officeooo:rsid="002272b0" style:font-style-complex="normal"/>
    </style:style>
    <style:style style:name="T38" style:family="text">
      <style:text-properties officeooo:rsid="002559ec" style:font-style-complex="normal"/>
    </style:style>
    <style:style style:name="T39" style:family="text">
      <style:text-properties officeooo:rsid="00272b38" style:font-style-complex="normal"/>
    </style:style>
    <style:style style:name="T40" style:family="text">
      <style:text-properties officeooo:rsid="002559ec"/>
    </style:style>
    <style:style style:name="T41" style:family="text">
      <style:text-properties officeooo:rsid="00272b38"/>
    </style:style>
    <style:style style:name="T42" style:family="text">
      <style:text-properties officeooo:rsid="0028f2c9"/>
    </style:style>
    <style:style style:name="T43" style:family="text">
      <style:text-properties officeooo:rsid="002a43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7">Assignment 1</text:p>
          </table:table-cell>
          <table:covered-table-cell/>
          <table:table-cell table:style-name="Table1.C1" table:number-columns-spanned="2" office:value-type="string">
            <text:p text:style-name="P7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Course</text:p>
          </table:table-cell>
          <table:covered-table-cell/>
          <table:table-cell table:style-name="Table1.C2" table:number-columns-spanned="2" office:value-type="string">
            <text:p text:style-name="P6"><text:span text:style-name="T10">Web Application &amp; Service Development with Spring Framework v5</text:span><text:span text:style-name="T9"> –</text:span><text:span text:style-name="T10"> 201</text:span><text:span text:style-name="T11">9/2020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7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2">№</text:p>
          </table:table-cell>
          <table:table-cell table:style-name="Table1.A5" table:number-columns-spanned="2" office:value-type="string">
            <text:p text:style-name="P20">Pseudonym</text:p>
          </table:table-cell>
          <table:covered-table-cell/>
          <table:table-cell table:style-name="Table1.A5" office:value-type="string">
            <text:p text:style-name="P7">Face-to-face/ online</text:p>
          </table:table-cell>
        </table:table-row>
        <table:table-row table:style-name="Table1.6">
          <table:table-cell table:style-name="Table1.A6" office:value-type="string">
            <text:p text:style-name="P22">1</text:p>
          </table:table-cell>
          <table:table-cell table:style-name="Table1.B6" table:number-columns-spanned="2" office:value-type="string">
            <text:p text:style-name="P21">Roksana Yaneva</text:p>
          </table:table-cell>
          <table:covered-table-cell/>
          <table:table-cell table:style-name="Table1.D6" office:value-type="string">
            <text:p text:style-name="P8">R.K.Y.</text:p>
          </table:table-cell>
        </table:table-row>
      </table:table>
      <text:p text:style-name="P3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ject name</text:p>
          </table:table-cell>
          <table:table-cell table:style-name="Table2.B1" office:value-type="string">
            <text:p text:style-name="P31">Movies Unlimited Online Store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906491781" text:style-name="WWNum1">
              <text:list-item>
                <text:p text:style-name="P33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28"><text:span text:style-name="T17">Movies Unlimited</text:span><text:span text:style-name="T5"> is an online movie store which provides the following features: creating a user profile, shopping cart, online ordering, movies search, notifications. There are also</text:span><text:span text:style-name="T4"> administrators to manage </text:span><text:span text:style-name="T5">all that.</text:span><text:span text:style-name="T4"> The system will be developed using </text:span><text:span text:style-name="T12">Spring 5 Application Development Framework</text:span><text:span text:style-name="T4">.</text:span><text:span text:style-name="T13"> </text:span><text:span text:style-name="T4">It will implement web-based front-end client using </text:span><text:span text:style-name="T12">Thymeleaf/JSP</text:span><text:span text:style-name="T4"> templates and </text:span><text:span text:style-name="T12">jQuery</text:span><text:span text:style-name="T4"> or </text:span><text:span text:style-name="T12">React.js/Vue.js/Angular</text:span><text:span text:style-name="T4"> JavaScript/TypeScript libraries for asynchronous page data updates. Each page will have a distinct URL, and the routing between pages will be done server side using </text:span><text:span text:style-name="T12">SpringMVC/ WebFlux</text:span><text:span text:style-name="T4">. The backend will be implemented as a </text:span><text:span text:style-name="T12">REST/JSON API</text:span><text:span text:style-name="T4"> using JSON data serialization. There will be also a real-time event streaming from the server to the web client using </text:span><text:span text:style-name="T12">WebFlux</text:span><text:span text:style-name="T4"> and </text:span><text:span text:style-name="T12">Server Sent Events (SSE)/WebSocket</text:span><text:span text:style-name="T4"> in order to allow the </text:span><text:span text:style-name="T6">Administrator to send notifications for sales and discounts on certain movies or collections</text:span><text:span text:style-name="T4"> in real time.</text:span></text:p>
            <text:p text:style-name="P35">The main user roles (actors in UML) are:</text:p>
            <text:p text:style-name="P30"><text:span text:style-name="T4">•<text:tab/></text:span><text:bookmark text:name="docs-internal-guid-689e5998-7fff-0176-a0e7-79dc3bd6be28"/><text:span text:style-name="T21">Unregistered User</text:span><text:span text:style-name="T18"> – </text:span><text:span text:style-name="T22">Can view all </text:span><text:span text:style-name="T23">movies</text:span><text:span text:style-name="T22"> and information about them, but </text:span><text:soft-page-break/><text:span text:style-name="T22">cannot make purchases</text:span><text:span text:style-name="T4"> </text:span></text:p>
            <text:p text:style-name="P29"><text:span text:style-name="T4">•<text:tab/></text:span><text:bookmark text:name="docs-internal-guid-5be52f69-7fff-ded2-df38-0ba75301a45c"/><text:span text:style-name="T21">Registered User</text:span><text:span text:style-name="T22"> – Can view all </text:span><text:span text:style-name="T23">movies</text:span><text:span text:style-name="T22"> and information about them, as well as order </text:span><text:span text:style-name="T23">movies</text:span><text:span text:style-name="T22"> by adding them to his/her shopping cart</text:span></text:p>
            <text:p text:style-name="P29"><text:span text:style-name="T4">•<text:tab/></text:span><text:bookmark text:name="docs-internal-guid-56065cb3-7fff-80df-a147-fe76689a8caa"/><text:span text:style-name="T21">Administrator</text:span><text:span text:style-name="T18"> </text:span><text:span text:style-name="T22">(extends </text:span><text:span text:style-name="T21">Registered User</text:span><text:span text:style-name="T22">) – can manage (create, edit user data and delete) all </text:span><text:span text:style-name="T21">Registered Users, send notifications for discounts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122710577478289" text:continue-numbering="true" text:style-name="WWNum1">
              <text:list-item>
                <text:p text:style-name="P34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">Use case name</text:p>
          </table:table-cell>
          <table:table-cell table:style-name="Table4.A2" office:value-type="string">
            <text:p text:style-name="P10">Brief Descriptions</text:p>
          </table:table-cell>
          <table:table-cell table:style-name="Table4.A2" office:value-type="string">
            <text:p text:style-name="P10">Actors Involved</text:p>
          </table:table-cell>
        </table:table-row>
        <table:table-row table:style-name="Table4.1">
          <table:table-cell table:style-name="Table4.A3" office:value-type="string">
            <text:list xml:id="list122711723547064" text:continue-numbering="true" text:style-name="WWNum1">
              <text:list-item>
                <text:list>
                  <text:list-item>
                    <text:p text:style-name="P36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6"><text:span text:style-name="T4">The </text:span><text:span text:style-name="T13">User</text:span><text:span text:style-name="T4"> can browse the information views (Home, </text:span><text:span text:style-name="T7">Movies Categories, Notifications,</text:span><text:span text:style-name="T4"> About)</text:span></text:p>
          </table:table-cell>
          <table:table-cell table:style-name="Table4.C3" office:value-type="string">
            <text:p text:style-name="P23">All users</text:p>
          </table:table-cell>
        </table:table-row>
        <table:table-row table:style-name="Table4.1">
          <table:table-cell table:style-name="Table4.A4" office:value-type="string">
            <text:list xml:id="list122711594291856" text:continue-numbering="true" text:style-name="WWNum1">
              <text:list-item>
                <text:list>
                  <text:list-item>
                    <text:p text:style-name="P36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6"><text:span text:style-name="T14">Unregistered</text:span><text:span text:style-name="T13"> User </text:span><text:span text:style-name="T4">can register in the system by providing a valid e-mail address, first and last name, and choosing password. By default, all new registered users have </text:span><text:span text:style-name="T14">Customer</text:span><text:span text:style-name="T4"> role.</text:span></text:p>
            <text:p text:style-name="P9"/>
            <text:p text:style-name="P6"><text:span text:style-name="T13">Administrator</text:span><text:span text:style-name="T4"> can register new by entering </text:span><text:span text:style-name="T13">User Data</text:span><text:span text:style-name="T4"> and choosing a Role (</text:span><text:span text:style-name="T15">Customer</text:span><text:span text:style-name="T4"> or </text:span><text:span text:style-name="T13">Administrator</text:span><text:span text:style-name="T4">).</text:span></text:p>
          </table:table-cell>
          <table:table-cell table:style-name="Table4.C4" office:value-type="string">
            <text:p text:style-name="P26"><text:span text:style-name="T32">Unregistered</text:span> User, Administrator</text:p>
          </table:table-cell>
        </table:table-row>
        <table:table-row table:style-name="Table4.1">
          <table:table-cell table:style-name="Table4.A5" office:value-type="string">
            <text:list xml:id="list122711085584972" text:continue-numbering="true" text:style-name="WWNum1">
              <text:list-item>
                <text:list>
                  <text:list-item>
                    <text:p text:style-name="P36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1"><text:span text:style-name="T13">Registered User</text:span><text:span text:style-name="T16">s</text:span><text:span text:style-name="T13"> </text:span><text:span text:style-name="T4">can view and edit </text:span><text:span text:style-name="T7">t</text:span><text:span text:style-name="T4">he</text:span><text:span text:style-name="T7">i</text:span><text:span text:style-name="T4">r personal </text:span><text:span text:style-name="T13">User Data.</text:span></text:p>
            <text:p text:style-name="P44"><text:bookmark text:name="docs-internal-guid-9dda1558-7fff-721d-27f2-8d8824cb82a1"/>Administrator can view and edit User Data of all Users. If a User has forgotten their password Administrator can reset it.</text:p>
          </table:table-cell>
          <table:table-cell table:style-name="Table4.C5" office:value-type="string">
            <text:p text:style-name="P12">Registered User, Administrator</text:p>
          </table:table-cell>
        </table:table-row>
        <text:soft-page-break/>
        <table:table-row table:style-name="Table4.1">
          <table:table-cell table:style-name="Table4.A6" office:value-type="string">
            <text:list xml:id="list122711212334223" text:continue-numbering="true" text:style-name="WWNum1">
              <text:list-item>
                <text:list>
                  <text:list-item>
                    <text:p text:style-name="P56">Manage Users 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1"><text:span text:style-name="T13">Administrator</text:span><text:span text:style-name="T4"> can browse and filter users based on different criteria: first and last name, email.</text:span></text:p>
            <text:p text:style-name="P11"><text:span text:style-name="T13">Administrator</text:span><text:span text:style-name="T4"> can choose a </text:span><text:span text:style-name="T13">User</text:span><text:span text:style-name="T4"> to manage, and can manage the chosen User - edit (using Change User Data UC) or delete.</text:span></text:p>
            <text:p text:style-name="P11"><text:span text:style-name="T13">Administrator</text:span><text:span text:style-name="T4"> can create a new user using </text:span><text:span text:style-name="T13">Register UC</text:span><text:span text:style-name="T4">.</text:span></text:p>
          </table:table-cell>
          <table:table-cell table:style-name="Table4.C6" office:value-type="string">
            <text:p text:style-name="P12">Administrator</text:p>
          </table:table-cell>
        </table:table-row>
        <table:table-row table:style-name="Table4.1">
          <table:table-cell table:style-name="Table4.A7" office:value-type="string">
            <text:list xml:id="list122711466598138" text:continue-numbering="true" text:style-name="WWNum1">
              <text:list-item>
                <text:list>
                  <text:list-item>
                    <text:p text:style-name="P61"><text:bookmark text:name="docs-internal-guid-82e399f5-7fff-4fc2-bf28-03feee048e85"/>Add to shopping cart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45"><text:bookmark text:name="docs-internal-guid-8cf335d7-7fff-8448-ffbd-2b98c5f7f37c"/>Registered users can add products to their shopping cart and then purchase them.</text:p>
          </table:table-cell>
          <table:table-cell table:style-name="Table4.C7" office:value-type="string">
            <text:p text:style-name="P13">Registered User</text:p>
          </table:table-cell>
        </table:table-row>
        <table:table-row table:style-name="Table4.1">
          <table:table-cell table:style-name="Table4.A8" office:value-type="string">
            <text:list xml:id="list122710612608238" text:continue-numbering="true" text:style-name="WWNum1">
              <text:list-item>
                <text:list>
                  <text:list-item>
                    <text:p text:style-name="P57">Search for a <text:span text:style-name="T33">product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46">All users can search for available products by entering their request in the search field.</text:p>
          </table:table-cell>
          <table:table-cell table:style-name="Table4.C8" office:value-type="string">
            <text:p text:style-name="P13">All users</text:p>
          </table:table-cell>
        </table:table-row>
        <table:table-row table:style-name="Table4.1">
          <table:table-cell table:style-name="Table4.A9" office:value-type="string">
            <text:list xml:id="list122712441942360" text:continue-numbering="true" text:style-name="WWNum1">
              <text:list-item>
                <text:list>
                  <text:list-item>
                    <text:p text:style-name="P62">Search by category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18"><text:span text:style-name="T19">All users can search for available </text:span><text:span text:style-name="T20">movies on their genre, starring actors, on discount, studio, etc.</text:span></text:p>
          </table:table-cell>
          <table:table-cell table:style-name="Table4.C9" office:value-type="string">
            <text:p text:style-name="P15">All users</text:p>
          </table:table-cell>
        </table:table-row>
        <table:table-row table:style-name="Table4.1">
          <table:table-cell table:style-name="Table4.A10" office:value-type="string">
            <text:list xml:id="list122712327294227" text:continue-numbering="true" text:style-name="WWNum1">
              <text:list-item>
                <text:list>
                  <text:list-item>
                    <text:p text:style-name="P59">View trailers of a movie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52"><text:span text:style-name="T41">All </text:span>users can <text:span text:style-name="T41">view trailers of the </text:span>movies.</text:p>
          </table:table-cell>
          <table:table-cell table:style-name="Table4.C10" office:value-type="string">
            <text:p text:style-name="P53">All users</text:p>
          </table:table-cell>
        </table:table-row>
        <table:table-row table:style-name="Table4.1">
          <table:table-cell table:style-name="Table4.A11" office:value-type="string">
            <text:list xml:id="list122711924604200" text:continue-numbering="true" text:style-name="WWNum1">
              <text:list-item>
                <text:list>
                  <text:list-item>
                    <text:p text:style-name="P60"><text:bookmark text:name="docs-internal-guid-37c5eb8d-7fff-ba56-6852-3bb5dfcf6521"/>Send notifications about discounts, etc.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45"><text:bookmark text:name="docs-internal-guid-8f325f9e-7fff-cd58-a0c8-c6896c630e80"/>Administrators can send notifications for discounts to the website.</text:p>
          </table:table-cell>
          <table:table-cell table:style-name="Table4.C11" office:value-type="string">
            <text:p text:style-name="P14">Administrators</text:p>
            <text:p text:style-name="P14">All users can see them</text:p>
          </table:table-cell>
        </table:table-row>
        <table:table-row table:style-name="Table4.12">
          <table:table-cell table:style-name="Table4.A12" office:value-type="string">
            <text:list xml:id="list122711755845043" text:continue-numbering="true" text:style-name="WWNum1">
              <text:list-item>
                <text:list>
                  <text:list-item>
                    <text:p text:style-name="P60"><text:bookmark text:name="docs-internal-guid-5211c17c-7fff-f71d-6ad8-cdd6ded7ebb3"/>Checkout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47"><text:bookmark text:name="docs-internal-guid-01306a0f-7fff-68b3-74d7-04de9da03d22"/>When a registered user makes an order he/she can choose the checkout details of his purchase (way of payment, invoice, way of shipment, etc)</text:p>
          </table:table-cell>
          <table:table-cell table:style-name="Table4.C12" office:value-type="string">
            <text:p text:style-name="P50"><text:bookmark text:name="docs-internal-guid-0580d426-7fff-b342-225f-a8e495cbeb9d"/>Registered Use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list xml:id="list122711858223390" text:continue-numbering="true" text:style-name="WWNum1">
              <text:list-item>
                <text:p text:style-name="P34">Main Views (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View name</text:p>
          </table:table-cell>
          <table:table-cell table:style-name="Table5.A2" office:value-type="string">
            <text:p text:style-name="P10">Brief Descriptions</text:p>
          </table:table-cell>
          <table:table-cell table:style-name="Table5.A2" office:value-type="string">
            <text:p text:style-name="P10">URI</text:p>
          </table:table-cell>
        </table:table-row>
        <table:table-row table:style-name="Table5.1">
          <table:table-cell table:style-name="Table5.A3" office:value-type="string">
            <text:list xml:id="list122712184417141" text:continue-numbering="true" text:style-name="WWNum1">
              <text:list-item>
                <text:list>
                  <text:list-item>
                    <text:p text:style-name="P36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71">Presents header with the logo, cart icon, sign in/log in section, search section notification banner, New and upcoming releases section, Movies on sale section and footer with helpful links and other information</text:p>
          </table:table-cell>
          <table:table-cell table:style-name="Table5.C3" office:value-type="string">
            <text:p text:style-name="P25">/</text:p>
          </table:table-cell>
        </table:table-row>
        <table:table-row table:style-name="Table5.1">
          <table:table-cell table:style-name="Table5.A4" office:value-type="string">
            <text:list xml:id="list122711038566340" text:continue-numbering="true" text:style-name="WWNum1">
              <text:list-item>
                <text:list>
                  <text:list-item>
                    <text:p text:style-name="P37">User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54">Presents ability to manage (CRUD) Users and their User Data (available for Administrators only, as described in UCs). </text:p>
          </table:table-cell>
          <table:table-cell table:style-name="Table5.C4" office:value-type="string">
            <text:p text:style-name="P27">/<text:span text:style-name="T34">users</text:span></text:p>
          </table:table-cell>
        </table:table-row>
        <table:table-row table:style-name="Table5.1">
          <table:table-cell table:style-name="Table5.A5" office:value-type="string">
            <text:list xml:id="list122712014501967" text:continue-numbering="true" text:style-name="WWNum1">
              <text:list-item>
                <text:list>
                  <text:list-item>
                    <text:p text:style-name="P40">Movies (products)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63"><text:bookmark text:name="docs-internal-guid-9c3ab4ae-7fff-9540-a62a-0607d2234d17"/>Presents the products that are stored in the database and the ability to add, change, delete products as defined by the Ucs.</text:p>
          </table:table-cell>
          <table:table-cell table:style-name="Table5.C5" office:value-type="string">
            <text:p text:style-name="P27">/<text:span text:style-name="T34">movies</text:span></text:p>
          </table:table-cell>
        </table:table-row>
        <table:table-row table:style-name="Table5.1">
          <table:table-cell table:style-name="Table5.A6" office:value-type="string">
            <text:list xml:id="list122711999373449" text:continue-numbering="true" text:style-name="WWNum1">
              <text:list-item>
                <text:list>
                  <text:list-item>
                    <text:p text:style-name="P41"><text:s/><text:span text:style-name="T35">Customer orders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64"><text:bookmark text:name="docs-internal-guid-6550f74d-7fff-4196-196b-a2fd0228d85f"/>Presents the orders the customer has placed and their status</text:p>
          </table:table-cell>
          <table:table-cell table:style-name="Table5.C6" office:value-type="string">
            <text:p text:style-name="P27">/<text:span text:style-name="T35">orders</text:span></text:p>
          </table:table-cell>
        </table:table-row>
        <table:table-row table:style-name="Table5.1">
          <table:table-cell table:style-name="Table5.A7" office:value-type="string">
            <text:list xml:id="list122710781700575" text:continue-numbering="true" text:style-name="WWNum1">
              <text:list-item>
                <text:list>
                  <text:list-item>
                    <text:p text:style-name="P41">User Registration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19"><text:span text:style-name="T4">Presents a view allowing the Anonymous Users to register in </text:span><text:span text:style-name="T8">Movies Unlimited.</text:span></text:p>
          </table:table-cell>
          <table:table-cell table:style-name="Table5.C7" office:value-type="string">
            <text:p text:style-name="P17">/register</text:p>
          </table:table-cell>
        </table:table-row>
        <table:table-row table:style-name="Table5.1">
          <table:table-cell table:style-name="Table5.A8" office:value-type="string">
            <text:list xml:id="list122710547208084" text:continue-numbering="true" text:style-name="WWNum1">
              <text:list-item>
                <text:list>
                  <text:list-item>
                    <text:p text:style-name="P41">Login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17">Presents a view allowing the users to login.</text:p>
          </table:table-cell>
          <table:table-cell table:style-name="Table5.C8" office:value-type="string">
            <text:p text:style-name="P17">/logi<text:span text:style-name="T34">n</text:span></text:p>
          </table:table-cell>
        </table:table-row>
        <table:table-row table:style-name="Table5.1">
          <table:table-cell table:style-name="Table5.A9" office:value-type="string">
            <text:list xml:id="list122710540127043" text:continue-numbering="true" text:style-name="WWNum1">
              <text:list-item>
                <text:list>
                  <text:list-item>
                    <text:p text:style-name="P42">Checkout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48"><text:bookmark text:name="docs-internal-guid-9e604e5a-7fff-df66-362b-f791a91b4dbe"/>Presents the ability to choose checkout details for your order</text:p>
          </table:table-cell>
          <table:table-cell table:style-name="Table5.C9" office:value-type="string">
            <text:p text:style-name="P17">/<text:span text:style-name="T35">checkout</text:span></text:p>
          </table:table-cell>
        </table:table-row>
        <table:table-row table:style-name="Table5.1">
          <table:table-cell table:style-name="Table5.A10" office:value-type="string">
            <text:list xml:id="list122711308582797" text:continue-numbering="true" text:style-name="WWNum1">
              <text:list-item>
                <text:list>
                  <text:list-item>
                    <text:p text:style-name="P58">Help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49"><text:bookmark text:name="docs-internal-guid-b6e6d96c-7fff-7bf1-1c91-8c7126012de1"/>Presents FAQ section</text:p>
          </table:table-cell>
          <table:table-cell table:style-name="Table5.C10" office:value-type="string">
            <text:p text:style-name="P17">/<text:span text:style-name="T34">help</text:span></text:p>
          </table:table-cell>
        </table:table-row>
        <table:table-row table:style-name="Table5.1">
          <table:table-cell table:style-name="Table5.A11" office:value-type="string">
            <text:list xml:id="list122710858955934" text:continue-numbering="true" text:style-name="WWNum1">
              <text:list-item>
                <text:list>
                  <text:list-item>
                    <text:p text:style-name="P56">About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19"><text:span text:style-name="T4">Presents information about the</text:span><text:span text:style-name="T8"> website</text:span><text:span text:style-name="T4">.</text:span></text:p>
          </table:table-cell>
          <table:table-cell table:style-name="Table5.C11" office:value-type="string">
            <text:p text:style-name="P17">/about</text:p>
          </table:table-cell>
        </table:table-row>
      </table:table>
      <text:p text:style-name="P9"/>
      <text:p text:style-name="P9"/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list xml:id="list122711619169594" text:continue-numbering="true" text:style-name="WWNum1">
              <text:list-item>
                <text:p text:style-name="P34">API Resources (<text:span text:style-name="T33">Spring</text:span>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0">View name</text:p>
          </table:table-cell>
          <table:table-cell table:style-name="Table6.A2" office:value-type="string">
            <text:p text:style-name="P10">Brief Descriptions</text:p>
          </table:table-cell>
          <table:table-cell table:style-name="Table6.A2" office:value-type="string">
            <text:p text:style-name="P10">URI</text:p>
          </table:table-cell>
        </table:table-row>
        <table:table-row table:style-name="Table6.1">
          <table:table-cell table:style-name="Table6.A3" office:value-type="string">
            <text:list xml:id="list122710750857248" text:continue-numbering="true" text:style-name="WWNum1">
              <text:list-item>
                <text:list>
                  <text:list-item>
                    <text:p text:style-name="P36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9"><text:bookmark text:name="docs-internal-guid-6ff29445-7fff-7492-8402-82321db3eaed"/><text:span text:style-name="T25">GET </text:span><text:span text:style-name="T28">User Data</text:span><text:span text:style-name="T30"> </text:span><text:span text:style-name="T25">for all users, and POST new </text:span><text:span text:style-name="T28">User Data</text:span><text:span text:style-name="T30"> </text:span><text:span text:style-name="T25">(Id is auto-filled</text:span><text:span text:style-name="T30"> </text:span><text:span text:style-name="T25">and modified entity is returned as result from POST request). Available only for </text:span><text:span text:style-name="T28">Administrators</text:span><text:span text:style-name="T25">.</text:span></text:p>
          </table:table-cell>
          <table:table-cell table:style-name="Table6.C3" office:value-type="string">
            <text:p text:style-name="P24">/api/users</text:p>
          </table:table-cell>
        </table:table-row>
        <table:table-row table:style-name="Table6.1">
          <table:table-cell table:style-name="Table6.A4" office:value-type="string">
            <text:list xml:id="list122710840248218" text:continue-numbering="true" text:style-name="WWNum1">
              <text:list-item>
                <text:list>
                  <text:list-item>
                    <text:p text:style-name="P36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6"><text:span text:style-name="T4">GET, PUT, DELETE </text:span><text:span text:style-name="T13">User Data</text:span><text:span text:style-name="T4"> for </text:span><text:span text:style-name="T13">User</text:span><text:span text:style-name="T4"> with specified </text:span><text:span text:style-name="T13">userId</text:span><text:span text:style-name="T4">, according to restrictions decribed in UCs.</text:span></text:p>
          </table:table-cell>
          <table:table-cell table:style-name="Table6.C4" office:value-type="string">
            <text:p text:style-name="P24">/api/users/{userId}</text:p>
          </table:table-cell>
        </table:table-row>
        <table:table-row table:style-name="Table6.1">
          <table:table-cell table:style-name="Table6.A5" office:value-type="string">
            <text:list xml:id="list122710864080732" text:continue-numbering="true" text:style-name="WWNum1">
              <text:list-item>
                <text:list>
                  <text:list-item>
                    <text:p text:style-name="P41">Login/<text:span text:style-name="T36">Register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6"><text:span text:style-name="T4">POST </text:span><text:span text:style-name="T13">User Credentials</text:span><text:span text:style-name="T4"> (e-mail address and password) and receive a valid </text:span><text:span text:style-name="T13">Security Token</text:span><text:span text:style-name="T4"> to use in subsequent API requests.</text:span></text:p>
          </table:table-cell>
          <table:table-cell table:style-name="Table6.C5" office:value-type="string">
            <text:p text:style-name="P24">/api/<text:span text:style-name="T36">auth/</text:span>login</text:p>
            <text:p text:style-name="P72">/api/auth/register</text:p>
          </table:table-cell>
        </table:table-row>
        <table:table-row table:style-name="Table6.1">
          <table:table-cell table:style-name="Table6.A6" office:value-type="string">
            <text:list xml:id="list122712414526028" text:continue-numbering="true" text:style-name="WWNum1">
              <text:list-item>
                <text:list>
                  <text:list-item>
                    <text:p text:style-name="P41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6"><text:span text:style-name="T4">POST a logout request for ending the active session</text:span><text:span text:style-name="T13">, </text:span><text:span text:style-name="T4">and invalidating the issued</text:span><text:span text:style-name="T13"> Security Token</text:span><text:span text:style-name="T4">.</text:span></text:p>
          </table:table-cell>
          <table:table-cell table:style-name="Table6.C6" office:value-type="string">
            <text:p text:style-name="P24">/api/logout</text:p>
          </table:table-cell>
        </table:table-row>
        <table:table-row table:style-name="Table6.1">
          <table:table-cell table:style-name="Table6.A7" office:value-type="string">
            <text:list xml:id="list122711574377310" text:continue-numbering="true" text:style-name="WWNum1">
              <text:list-item>
                <text:list>
                  <text:list-item>
                    <text:p text:style-name="P43">Movi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67">GET movies and POST new Movies (id is auto-filled and modified entity is returned as a result from POST request).</text:p>
          </table:table-cell>
          <table:table-cell table:style-name="Table6.C7" office:value-type="string">
            <text:p text:style-name="P76"><text:span text:style-name="T40">/api/movies</text:span></text:p>
          </table:table-cell>
        </table:table-row>
        <table:table-row table:style-name="Table6.1">
          <table:table-cell table:style-name="Table6.A8" office:value-type="string">
            <text:list xml:id="list122711299194899" text:continue-numbering="true" text:style-name="WWNum1">
              <text:list-item>
                <text:list>
                  <text:list-item>
                    <text:p text:style-name="P43">Movie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69">GET, PUT, DELETE Movie Data for Movie <text:s/>with specified movieId.</text:p>
          </table:table-cell>
          <table:table-cell table:style-name="Table6.C8" office:value-type="string">
            <text:p text:style-name="P76"><text:span text:style-name="T40">/api</text:span><text:span text:style-name="T38">/movies/{movieId}</text:span></text:p>
          </table:table-cell>
        </table:table-row>
        <table:table-row table:style-name="Table6.1">
          <table:table-cell table:style-name="Table6.A9" office:value-type="string">
            <text:list xml:id="list122711493851883" text:continue-numbering="true" text:style-name="WWNum1">
              <text:list-item>
                <text:list>
                  <text:list-item>
                    <text:p text:style-name="P39">Movie trailer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69">GET movie trailers for a Movie with specified movieId, and POST new Movie trailer (id is auto-filled and modified entity is returned as a result from POST request).</text:p>
          </table:table-cell>
          <table:table-cell table:style-name="Table6.C9" office:value-type="string">
            <text:p text:style-name="P73"><text:span text:style-name="T41">/api</text:span><text:span text:style-name="T39">/movies/{movieId}/trailers</text:span></text:p>
          </table:table-cell>
        </table:table-row>
        <table:table-row table:style-name="Table6.10">
          <table:table-cell table:style-name="Table6.A10" office:value-type="string">
            <text:list xml:id="list122711627128877" text:continue-numbering="true" text:style-name="WWNum1">
              <text:list-item>
                <text:list>
                  <text:list-item>
                    <text:p text:style-name="P39">Movie trailer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69">GET, PUT, DELETE Movie trailer Data for Movie <text:s/>with specified movieId.</text:p>
          </table:table-cell>
          <table:table-cell table:style-name="Table6.C10" office:value-type="string">
            <text:p text:style-name="P74"><text:span text:style-name="T41">/api</text:span><text:span text:style-name="T39">/movies/{movieId}/trailers/{trailerId}</text:span></text:p>
          </table:table-cell>
        </table:table-row>
        <table:table-row table:style-name="Table6.1">
          <table:table-cell table:style-name="Table6.A14" office:value-type="string">
            <text:list xml:id="list122711689153484" text:continue-numbering="true" text:style-name="WWNum1">
              <text:list-item>
                <text:list>
                  <text:list-item>
                    <text:p text:style-name="P39">Order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68">GET <text:span text:style-name="T42">orders</text:span> and POST new <text:span text:style-name="T43">Orders</text:span> (id is auto-filled and modified entity is returned as a result from POST request).</text:p>
          </table:table-cell>
          <table:table-cell table:style-name="Table6.C14" office:value-type="string">
            <text:p text:style-name="P74"><text:span text:style-name="T41">/api</text:span><text:span text:style-name="T39">/orders</text:span></text:p>
          </table:table-cell>
        </table:table-row>
        <table:table-row table:style-name="Table6.1">
          <table:table-cell table:style-name="Table6.A14" office:value-type="string">
            <text:list xml:id="list122712113198181" text:continue-numbering="true" text:style-name="WWNum1">
              <text:list-item>
                <text:list>
                  <text:list-item>
                    <text:p text:style-name="P39">Order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70">GET, PUT, DELETE <text:span text:style-name="T43">Order </text:span>Data for <text:span text:style-name="T43">a Customer</text:span> with <text:soft-page-break/>specified <text:span text:style-name="T43">order</text:span>Id.</text:p>
          </table:table-cell>
          <table:table-cell table:style-name="Table6.C14" office:value-type="string">
            <text:p text:style-name="P74"><text:span text:style-name="T41">/api</text:span><text:span text:style-name="T39">/orders/{orderId}</text:span></text:p>
          </table:table-cell>
        </table:table-row>
        <table:table-row table:style-name="Table6.1">
          <table:table-cell table:style-name="Table6.A14" office:value-type="string">
            <text:list xml:id="list122712082395756" text:continue-numbering="true" text:style-name="WWNum1">
              <text:list-item>
                <text:list>
                  <text:list-item>
                    <text:p text:style-name="P39">Order statuse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9"><text:bookmark text:name="docs-internal-guid-df924f80-7fff-98f5-9105-9967aa036330"/><text:span text:style-name="T25">GET </text:span><text:span text:style-name="T29">Order Statuses</text:span><text:span text:style-name="T30"> </text:span><text:span text:style-name="T25">for </text:span><text:span text:style-name="T29">Order</text:span><text:span text:style-name="T30"> </text:span><text:span text:style-name="T25">with specified </text:span><text:span text:style-name="T26">order</text:span><text:span text:style-name="T28">Id</text:span><text:span text:style-name="T25">, and POST new <text:s/></text:span><text:span text:style-name="T26">status </text:span><text:span text:style-name="T25">(Id is auto-filled </text:span><text:span text:style-name="T26">a</text:span><text:span text:style-name="T25">nd modified entity is returned as result from POST request).</text:span></text:p>
          </table:table-cell>
          <table:table-cell table:style-name="Table6.C14" office:value-type="string">
            <text:p text:style-name="P74"><text:span text:style-name="T41">/api</text:span><text:span text:style-name="T39">/orders/{orderId}/statuses</text:span></text:p>
          </table:table-cell>
        </table:table-row>
        <table:table-row table:style-name="Table6.1">
          <table:table-cell table:style-name="Table6.A14" office:value-type="string">
            <text:list xml:id="list122711823531352" text:continue-numbering="true" text:style-name="WWNum1">
              <text:list-item>
                <text:list>
                  <text:list-item>
                    <text:p text:style-name="P39">Order statu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70">GET, PUT, DELETE <text:span text:style-name="T43">Order Status </text:span>Data for <text:span text:style-name="T43">an Order </text:span>with specified <text:span text:style-name="T43">status</text:span>Id.</text:p>
          </table:table-cell>
          <table:table-cell table:style-name="Table6.C14" office:value-type="string">
            <text:p text:style-name="P74"><text:span text:style-name="T41">api</text:span><text:span text:style-name="T39">/orders/{orderId}/statuses/{statusId}</text:span></text:p>
          </table:table-cell>
        </table:table-row>
        <table:table-row table:style-name="Table6.1">
          <table:table-cell table:style-name="Table6.A15" office:value-type="string">
            <text:list xml:id="list122711852605130" text:continue-numbering="true" text:style-name="WWNum1">
              <text:list-item>
                <text:list>
                  <text:list-item>
                    <text:p text:style-name="P38">About </text:p>
                  </text:list-item>
                </text:list>
              </text:list-item>
            </text:list>
          </table:table-cell>
          <table:table-cell table:style-name="Table6.B15" office:value-type="string">
            <text:p text:style-name="P66">Get information on contacts, return policy, conditions, etc.</text:p>
          </table:table-cell>
          <table:table-cell table:style-name="Table6.C15" office:value-type="string">
            <text:p text:style-name="P75">/api/about</text:p>
          </table:table-cell>
        </table:table-row>
        <table:table-row table:style-name="Table6.1">
          <table:table-cell table:style-name="Table6.A16" office:value-type="string">
            <text:list xml:id="list122710869540620" text:continue-numbering="true" text:style-name="WWNum1">
              <text:list-item>
                <text:list>
                  <text:list-item>
                    <text:p text:style-name="P38">Help</text:p>
                  </text:list-item>
                </text:list>
              </text:list-item>
            </text:list>
          </table:table-cell>
          <table:table-cell table:style-name="Table6.B16" office:value-type="string">
            <text:p text:style-name="P55">Get FAQs</text:p>
          </table:table-cell>
          <table:table-cell table:style-name="Table6.C16" office:value-type="string">
            <text:p text:style-name="P16"><text:span text:style-name="T36">/api</text:span><text:span text:style-name="T37">/help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officeooo:rsid="002e51bf"/>
    </style:style>
    <style:style style:name="MT3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2003-201</text:span><text:span text:style-name="MT2">9</text:span><text:span text:style-name="MT1"> </text:span><text:a xlink:type="simple" xlink:href="http://iproduct.org/" text:style-name="ListLabel_20_1" text:visited-style-name="ListLabel_20_1"><text:span text:style-name="MT3">IPT – Intellectual Products &amp; Technologies [http://iproduct.org/].</text:span></text:a><text:span text:style-name="MT1"> All rights reserved. <text:tab/><text:tab/></text:span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12:26:50.394985008</dc:date>
    <meta:editing-duration>PT2H23M47S</meta:editing-duration>
    <meta:editing-cycles>10</meta:editing-cycles>
    <meta:document-statistic meta:table-count="6" meta:image-count="0" meta:object-count="0" meta:page-count="6" meta:paragraph-count="137" meta:word-count="994" meta:character-count="6447" meta:non-whitespace-character-count="5610"/>
  </office:meta>
</office:document-meta>
</file>